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0934a" officeooo:paragraph-rsid="0000934a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66 思念認真拍拚的細漢小弟</text:p>
        <text:p text:style-name="P1"/>
        <text:p text:style-name="P1">阮小弟阿祥是屘仔囝，</text:p>
        <text:p text:style-name="P1">Guán sió-tī A-siông sī ban-á-kiánn, </text:p>
        <text:p text:style-name="P1"/>
        <text:p text:style-name="P1">出世彼陣，</text:p>
        <text:p text:style-name="P1">tshut-sì hit tsūn, </text:p>
        <text:p text:style-name="P1"/>
        <text:p text:style-name="P1">厝裡已經幾若冬無生細漢囡仔。</text:p>
        <text:p text:style-name="P1">tshù--lí í-king kuí-nā tang bô senn sè-hàn gín-á. </text:p>
        <text:p text:style-name="P1"/>
        <text:p text:style-name="P1">看伊會笑、會哭，</text:p>
        <text:p text:style-name="P1">Khuànn i ē tshiò, ē khàu, </text:p>
        <text:p text:style-name="P1"/>
        <text:p text:style-name="P1">身軀洗了閣芳kòng-kòng，</text:p>
        <text:p text:style-name="P1">sin-khu sé liáu koh phang-kòng-kòng, </text:p>
        <text:p text:style-name="P1"/>
        <text:p text:style-name="P1">反來反去真健丟。</text:p>
        <text:p text:style-name="P1">píng lâi píng khì tsin kiān-tiu. </text:p>
        <text:p text:style-name="P1"/>
        <text:p text:style-name="P1">一个尪仔面遐古錐，</text:p>
        <text:p text:style-name="P1">Tsi̍t ê ang-á-bīn hiah kóo-tsui, </text:p>
        <text:p text:style-name="P1"/>
        <text:p text:style-name="P1">規厝間攏誠歡喜，</text:p>
        <text:p text:style-name="P1">kui tshù-king lóng tsiânn huann-hí, </text:p>
        <text:p text:style-name="P1"/>
        <text:p text:style-name="P1">獨獨煩惱的是基層公務人員阿爸伊。</text:p>
        <text:p text:style-name="P1">to̍k-to̍k huân-ló --ê sī ki-tsân kong-bū-jîn-uân a-pah i. </text:p>
        <text:p text:style-name="P1"/>
        <text:p text:style-name="P1">厝內頭喙遮大堆，</text:p>
        <text:p text:style-name="P1">Tshù-lāi thâu-tshuì tsiah tuā tui, </text:p>
        <text:p text:style-name="P1"/>
        <text:p text:style-name="P1">一肩擔雞雙頭啼。</text:p>
        <text:p text:style-name="P1">tsi̍t king tann ke siang thâu thî.</text:p>
        <text:p text:style-name="P1"/>
        <text:p text:style-name="P1"/>
        <text:p text:style-name="P1"/>
        <text:p text:style-name="P1"/>
        <text:p text:style-name="P1">彼幾冬阿爸誠巴結，</text:p>
        <text:p text:style-name="P1">Hit kuí tang a-pah tsiânn pa-kiat, </text:p>
        <text:p text:style-name="P1"/>
        <text:p text:style-name="P1">寫文章投稿領寡稿費，</text:p>
        <text:p text:style-name="P1">siá bûn-tsiong tâu-kó niá kuá kó-huì, </text:p>
        <text:p text:style-name="P1"/>
        <text:p text:style-name="P1">參加國術、演講、論文各種比賽拚獎金。</text:p>
        <text:p text:style-name="P1">tsham-ka kok-su̍t, ián-káng, lūn-bûn kok-tsióng pí-sài piànn tsióng-kim. </text:p>
        <text:p text:style-name="P1"/>
        <text:p text:style-name="P1">阿爸定定講：「骨力食粟，</text:p>
        <text:p text:style-name="P1">A-pah tiānn-tiānn kóng: “Kut-la̍t tsia̍h tshik, </text:p>
        <text:p text:style-name="P1"/>
        <text:p text:style-name="P1">貧惰吞瀾。」</text:p>
        <text:p text:style-name="P1">pîn-tuānn thun nuā.” </text:p>
        <text:p text:style-name="P1"/>
        <text:p text:style-name="P1">同事嘛知影阿爸擔頭重，</text:p>
        <text:p text:style-name="P1">Tông-sū mā tsai-iánn a-pah tànn-thâu tāng, </text:p>
        <text:p text:style-name="P1"/>
        <text:p text:style-name="P1">若無愛做的暗班就讓伊代班，</text:p>
        <text:p text:style-name="P1">nā bô ài tsò ê àm-pan tō niū i tāi-pān, </text:p>
        <text:p text:style-name="P1"/>
        <text:p text:style-name="P1">予伊加趁寡錢來相添。</text:p>
        <text:p text:style-name="P1">hōo i ke thàn kuá tsînn lâi sio-thinn. </text:p>
        <text:p text:style-name="P1"><text:soft-page-break/></text:p>
        <text:p text:style-name="P1">阿母一工到暗買菜、煮飯、車衫、</text:p>
        <text:p text:style-name="P1">A-bú tsi̍t kang kàu àm bé tshài, tsú pn̄g, tshia sann, </text:p>
        <text:p text:style-name="P1"/>
        <text:p text:style-name="P1">洗衫、曝衫、收衫，</text:p>
        <text:p text:style-name="P1">sé sann, pha̍k sann, siu sann, </text:p>
        <text:p text:style-name="P1"/>
        <text:p text:style-name="P1">無閒甲若親像干樂玲瑯踅。</text:p>
        <text:p text:style-name="P1">bô-îng kah ná-tshin-tshiūnn kan-lo̍k lin-long-se̍h.</text:p>
        <text:p text:style-name="P1"/>
        <text:p text:style-name="P1"/>
        <text:p text:style-name="P1"/>
        <text:p text:style-name="P1"/>
        <text:p text:style-name="P1">小弟自細漢就真認命嘛足拍拚，</text:p>
        <text:p text:style-name="P1">Sió-tī tsū sè-hàn tō tsin jīn-miā mā tsiok phah-piànn, </text:p>
        <text:p text:style-name="P1"/>
        <text:p text:style-name="P1">臺北工專土木科出業，</text:p>
        <text:p text:style-name="P1">Tâi-pak Kang-tsuan thóo-bo̍k-kho tshut-gia̍p, </text:p>
        <text:p text:style-name="P1"/>
        <text:p text:style-name="P1">順利考入捷運局。</text:p>
        <text:p text:style-name="P1">sūn-lī khó-ji̍p Tsia̍t-ūn-kio̍k. </text:p>
        <text:p text:style-name="P1"/>
        <text:p text:style-name="P1">結婚了後連紲生兩个查某囝，</text:p>
        <text:p text:style-name="P1">Kiat-hun liáu-āu liân-suà senn nn̄g ê tsa-bóo-kiánn, </text:p>
        <text:p text:style-name="P1"/>
        <text:p text:style-name="P1">尾仔徙去臺北蹛，</text:p>
        <text:p text:style-name="P1">bué-á suá khì Tâi-pak tuà, </text:p>
        <text:p text:style-name="P1"/>
        <text:p text:style-name="P1">賰過年過節才會轉來。</text:p>
        <text:p text:style-name="P1">tshun kuè-nî kuè-tseh tsiah ē tńg--lâi. </text:p>
        <text:p text:style-name="P1"/>
        <text:p text:style-name="P1">伊不時唸講：「死薪水飼囝真艱苦，</text:p>
        <text:p text:style-name="P1">I put-sî liām kóng: “Sí sin-suí tshī kiánn tsin kan-khóo, </text:p>
        <text:p text:style-name="P1"/>
        <text:p text:style-name="P1">愛揣寡外路仔來轉踅，</text:p>
        <text:p text:style-name="P1">ài tshuē kuá guā-lōo-á lâi tńg-se̍h, </text:p>
        <text:p text:style-name="P1"/>
        <text:p text:style-name="P1">所費就會當較冗剩。</text:p>
        <text:p text:style-name="P1">sóo-huì tō ē-tàng khah liōng-siōng. </text:p>
        <text:p text:style-name="P1"/>
        <text:p text:style-name="P1">誠想欲加趁寡錢，</text:p>
        <text:p text:style-name="P1">Tsiânn siūnn-beh ke thàn kuá tsînn, </text:p>
        <text:p text:style-name="P1"/>
        <text:p text:style-name="P1">予爸母和某囝的生活會當較快活。」</text:p>
        <text:p text:style-name="P1">hōo pē-bú hām bóo-kiánn ê sing-ua̍h ē-tàng khah khuìnn-ua̍h.” </text:p>
        <text:p text:style-name="P1"/>
        <text:p text:style-name="P1">就按呢，</text:p>
        <text:p text:style-name="P1">Tsiū-án-ne, </text:p>
        <text:p text:style-name="P1"/>
        <text:p text:style-name="P1">無講無呾，</text:p>
        <text:p text:style-name="P1">bô-kóng-bô-tànn, </text:p>
        <text:p text:style-name="P1"/>
        <text:p text:style-name="P1">並無參厝裡參詳，</text:p>
        <text:p text:style-name="P1">pīng bô tsham tshù--lí tsham-siông, </text:p>
        <text:p text:style-name="P1"/>
        <text:p text:style-name="P1">大主大意就辭掉穩定的頭路。</text:p>
        <text:p text:style-name="P1">tuā-tsú-tuā-ì tō sî-tiāu ún-tīng ê thâu-lōo.</text:p>
        <text:p text:style-name="P1"/>
        <text:p text:style-name="P1"/>
        <text:p text:style-name="P1"><text:soft-page-break/></text:p>
        <text:p text:style-name="P1"/>
        <text:p text:style-name="P1">阿祥想講事業若是比人較頂真、較拍拚，</text:p>
        <text:p text:style-name="P1">A-siông siūnn-kóng sū-gia̍p nā-sī pí lâng khah tíng-tsin, khah phah-piànn, </text:p>
        <text:p text:style-name="P1"/>
        <text:p text:style-name="P1">早慢就會出頭天，</text:p>
        <text:p text:style-name="P1">tsá-bān tō ē tshut-thâu-thinn, </text:p>
        <text:p text:style-name="P1"/>
        <text:p text:style-name="P1">嘛趁會著錢。</text:p>
        <text:p text:style-name="P1">mā thàn ē tio̍h tsînn. </text:p>
        <text:p text:style-name="P1"/>
        <text:p text:style-name="P1">看講目前食頭路的人真濟，</text:p>
        <text:p text:style-name="P1">Khuànn kóng bo̍k-tsiân tsia̍h-thâu-lōo ê lâng tsin tsē, </text:p>
        <text:p text:style-name="P1"/>
        <text:p text:style-name="P1">厝內無煮食，</text:p>
        <text:p text:style-name="P1">tshù-lāi bô tsú-tsia̍h, </text:p>
        <text:p text:style-name="P1"/>
        <text:p text:style-name="P1">食外口的人愈來愈濟，</text:p>
        <text:p text:style-name="P1">tsia̍h guā-kháu ê lâng jú lâi jú tsē, </text:p>
        <text:p text:style-name="P1"/>
        <text:p text:style-name="P1">就按呢去考勞委會丙級廚師證照，</text:p>
        <text:p text:style-name="P1">tsiū-án-ne khì khó Lô-uí-huē piánn kip tû-su tsìng-tsiàu, </text:p>
        <text:p text:style-name="P1"/>
        <text:p text:style-name="P1">開始賣早頓，</text:p>
        <text:p text:style-name="P1">khai-sí bē tsá-tǹg, </text:p>
        <text:p text:style-name="P1"/>
        <text:p text:style-name="P1">像講豆奶、米奶、包仔、飯丸。</text:p>
        <text:p text:style-name="P1">tshiūnn kóng tāu-ling, bí-ling, pau-á, pn̄g-uân. </text:p>
        <text:p text:style-name="P1"/>
        <text:p text:style-name="P1">翁仔某仝心做生理，</text:p>
        <text:p text:style-name="P1">Ang-á-bóo kāng sim tsò-sing-lí, </text:p>
        <text:p text:style-name="P1"/>
        <text:p text:style-name="P1">大碗閣滿墘，</text:p>
        <text:p text:style-name="P1">tuā uánn koh buán kînn, </text:p>
        <text:p text:style-name="P1"/>
        <text:p text:style-name="P1">利純無懸毋過人氣好，</text:p>
        <text:p text:style-name="P1">lī-sûn bô kuân m̄-koh jîn-khì hó, </text:p>
        <text:p text:style-name="P1"/>
        <text:p text:style-name="P1">做無一冬就有趁錢，</text:p>
        <text:p text:style-name="P1">tsò bô tsi̍t tang tō ū thàn-tsînn, </text:p>
        <text:p text:style-name="P1"/>
        <text:p text:style-name="P1">分店嘛加開兩間。</text:p>
        <text:p text:style-name="P1">hun-tiàm mā ke khui nn̄g king. </text:p>
        <text:p text:style-name="P1"/>
        <text:p text:style-name="P1">伊嘛兼做敆作佮裝潢，</text:p>
        <text:p text:style-name="P1">I mā kiam tsò kap-tsoh kah tsong-hông, </text:p>
        <text:p text:style-name="P1"/>
        <text:p text:style-name="P1">穡頭愈允愈齊勻。</text:p>
        <text:p text:style-name="P1">sit-thâu jú ín jú tsiâu-ûn. </text:p>
        <text:p text:style-name="P1"/>
        <text:p text:style-name="P1">阿祥有善良的心，</text:p>
        <text:p text:style-name="P1">A-siông ū siān-liông ê sim, </text:p>
        <text:p text:style-name="P1"/>
        <text:p text:style-name="P1">不時幫贊艱苦人，</text:p>
        <text:p text:style-name="P1">put-sî pang-tsān kan-khóo-lâng, </text:p>
        <text:p text:style-name="P1"/>
        <text:p text:style-name="P1">愛交朋友閣講義氣。</text:p>
        <text:p text:style-name="P1">ài kau pîng-iú koh kóng gī-khì. </text:p>
        <text:p text:style-name="P1"/>
        <text:p text:style-name="P1">人緣好，</text:p>
        <text:p text:style-name="P1">Lâng-iân hó, </text:p>
        <text:p text:style-name="P1"><text:soft-page-break/></text:p>
        <text:p text:style-name="P1">嘛來做到商圈發展協進會會長，</text:p>
        <text:p text:style-name="P1">mā lâi tsò kàu Siong-khuan huat-tián hia̍p-tsìn-huē huē-tiúnn, </text:p>
        <text:p text:style-name="P1"/>
        <text:p text:style-name="P1">事業愈做愈大，</text:p>
        <text:p text:style-name="P1">sū-gia̍p jú tsò jú tuā, </text:p>
        <text:p text:style-name="P1"/>
        <text:p text:style-name="P1">顛倒變甲誠罕得轉來看爸母。</text:p>
        <text:p text:style-name="P1">tian-tò piàn kah tsiânn hán-tit tńg--lâi khuànn pē-bú.</text:p>
        <text:p text:style-name="P1"/>
        <text:p text:style-name="P1"/>
        <text:p text:style-name="P1"/>
        <text:p text:style-name="P1"/>
        <text:p text:style-name="P1">一个人無暝無日舞袂煞，</text:p>
        <text:p text:style-name="P1">Tsi̍t ê lâng bô-mê-bô-ji̍t bú bē suah, </text:p>
        <text:p text:style-name="P1"/>
        <text:p text:style-name="P1">本成身體勇甲若牛，</text:p>
        <text:p text:style-name="P1">pún-tsiânn sin-thé ióng kah ná gû, </text:p>
        <text:p text:style-name="P1"/>
        <text:p text:style-name="P1">哪知日操暝拚咧拖磨，</text:p>
        <text:p text:style-name="P1">ná tsai ji̍t tshau mê piànn teh thua-buâ, </text:p>
        <text:p text:style-name="P1"/>
        <text:p text:style-name="P1">一晃十外冬身體煞袂堪得。</text:p>
        <text:p text:style-name="P1">tsi̍t huánn tsa̍p-guā tang sin-thé suah bē-kham--tit. </text:p>
        <text:p text:style-name="P1"/>
        <text:p text:style-name="P1">等到知影各樣矣，</text:p>
        <text:p text:style-name="P1">Tán kàu tsai-iánn koh-iūnn --ah, </text:p>
        <text:p text:style-name="P1"/>
        <text:p text:style-name="P1">緊去蹛院、檢查、治療兼打揲，</text:p>
        <text:p text:style-name="P1">kín khì tuà-īnn, kiám-tsa, tī-liâu kiam tánn-tia̍p, </text:p>
        <text:p text:style-name="P1"/>
        <text:p text:style-name="P1">前後都無半年，</text:p>
        <text:p text:style-name="P1">tsîng-āu to bô puànn nî, </text:p>
        <text:p text:style-name="P1"/>
        <text:p text:style-name="P1">人生旅途就煞鼓。</text:p>
        <text:p text:style-name="P1">jîn-sing lí-tôo tō suah-kóo. </text:p>
        <text:p text:style-name="P1"/>
        <text:p text:style-name="P1">拍拚為家庭付出的小弟一生，</text:p>
        <text:p text:style-name="P1">Phah-piànn uī ka-tîng hù-tshut ê sió-tī it-sing, </text:p>
        <text:p text:style-name="P1"/>
        <text:p text:style-name="P1">是阮心內上毋甘閣上數念的心悶，</text:p>
        <text:p text:style-name="P1">sī guán sim-lāi siōng m̄-kam koh siōng siàu-liām ê sim-būn, </text:p>
        <text:p text:style-name="P1"/>
        <text:p text:style-name="P1">伊用性命共阮提醒「趁錢有數，</text:p>
        <text:p text:style-name="P1">i iōng sènn-miā kā guán thê-tshénn “Thàn-tsînn iú sòo, </text:p>
        <text:p text:style-name="P1"/>
        <text:p text:style-name="P1">性命愛顧」的意義。</text:p>
        <text:p text:style-name="P1">sènn-miā ài kòo” ê ì-gī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40:10.648395783</dc:date>
    <meta:editing-duration>PT34S</meta:editing-duration>
    <meta:editing-cycles>1</meta:editing-cycles>
    <meta:document-statistic meta:table-count="0" meta:image-count="0" meta:object-count="0" meta:page-count="4" meta:paragraph-count="146" meta:word-count="1180" meta:character-count="3513" meta:non-whitespace-character-count="3084"/>
    <meta:generator>LibreOffice/5.1.6.2$Linux_X86_64 LibreOffice_project/10m0$Build-2</meta:generator>
  </office:meta>
</office:document-meta>
</file>